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1cm"/>
    </style:style>
    <style:style style:name="co2" style:family="table-column">
      <style:table-column-properties fo:break-before="auto" style:column-width="10.765cm"/>
    </style:style>
    <style:style style:name="co3" style:family="table-column">
      <style:table-column-properties fo:break-before="auto" style:column-width="2.69cm"/>
    </style:style>
    <style:style style:name="co4" style:family="table-column">
      <style:table-column-properties fo:break-before="auto" style:column-width="4.5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81cm"/>
    </style:style>
    <style:style style:name="co7" style:family="table-column">
      <style:table-column-properties fo:break-before="auto" style:column-width="2.166cm"/>
    </style:style>
    <style:style style:name="co8" style:family="table-column">
      <style:table-column-properties fo:break-before="auto" style:column-width="27.374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275cm" fo:break-before="auto" style:use-optimal-row-height="fals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1.1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 fo:padding="0.136cm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fo:padding="0.136cm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fo:padding="0.136cm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fo:wrap-option="wrap" fo:padding="0.136cm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3"/>
        <table:table-column table:style-name="co9" table:number-columns-repeated="1016" table:default-cell-style-name="ce3"/>
        <table:table-row table:style-name="ro1">
          <table:table-cell table:style-name="ce2" office:value-type="string" calcext:value-type="string">
            <text:p>Sr No</text:p>
          </table:table-cell>
          <table:table-cell table:style-name="ce2" office:value-type="string" calcext:value-type="string">
            <text:p>Nam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pic</text:p>
          </table:table-cell>
          <table:table-cell table:style-name="ce4" office:value-type="string" calcext:value-type="string">
            <text:p>Difficulty</text:p>
          </table:table-cell>
          <table:table-cell table:style-name="ce4" office:value-type="string" calcext:value-type="string">
            <text:p>Completion Status</text:p>
          </table:table-cell>
          <table:table-cell table:style-name="ce4" office:value-type="string" calcext:value-type="string">
            <text:p>Revision Status</text:p>
          </table:table-cell>
          <table:table-cell table:style-name="ce2" office:value-type="string" calcext:value-type="string">
            <text:p>Hint/Comment</text:p>
          </table:table-cell>
          <table:table-cell table:style-name="ce2"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aximum and Minimum Element in an Array</text:p>
          </table:table-cell>
          <table:table-cell office:value-type="string" calcext:value-type="string">
            <text:p><text:a xlink:href="https://www.geeksforgeeks.org/problems/find-minimum-and-maximum-element-in-an-array4428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the Array</text:p>
          </table:table-cell>
          <table:table-cell office:value-type="string" calcext:value-type="string">
            <text:p><text:a xlink:href="https://www.geeksforgeeks.org/problems/reverse-an-array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ximum-Subarray</text:p>
          </table:table-cell>
          <table:table-cell office:value-type="string" calcext:value-type="string">
            <text:p><text:a xlink:href="https://leetcode.com/problems/maximum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Kadane’s Algorithm</text:p>
          </table:table-cell>
          <table:table-cell table:number-columns-repeated="101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ontains Duplicate</text:p>
          </table:table-cell>
          <table:table-cell office:value-type="string" calcext:value-type="string">
            <text:p><text:a xlink:href="https://leetcode.com/problems/contains-duplicate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hocolate Distribution Problem</text:p>
          </table:table-cell>
          <table:table-cell office:value-type="string" calcext:value-type="string">
            <text:p><text:a xlink:href="https://www.geeksforgeeks.org/problems/chocolate-distribution-problem3825/1?itm_source=geeksforgeeks&amp;itm_medium=article&amp;itm_campaign=practice_card" xlink:type="simple">GFG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✅️</text:p>
          </table:table-cell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arch in Rotated Sorted Array</text:p>
          </table:table-cell>
          <table:table-cell office:value-type="string" calcext:value-type="string">
            <text:p><text:a xlink:href="https://leetcode.com/problems/search-in-rotated-sorted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Use Binary Search to find which part is sorted and see if it exists in that part</text:p>
          </table:table-cell>
          <table:table-cell table:number-columns-repeated="101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ext Permutation</text:p>
          </table:table-cell>
          <table:table-cell office:value-type="string" calcext:value-type="string">
            <text:p><text:a xlink:href="https://leetcode.com/problems/next-permuta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ry finding the pivot pt, then least maximum towards of that index, swap it and sort the array towards right of pvt idx</text:p>
          </table:table-cell>
          <table:table-cell table:number-columns-repeated="1016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est time to Buy and Sell Stock</text:p>
          </table:table-cell>
          <table:table-cell office:value-type="string" calcext:value-type="string">
            <text:p><text:a xlink:href="https://leetcode.com/problems/best-time-to-buy-and-sell-stock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keep track of min price, and calculate profit from that min price and return max profit</text:p>
          </table:table-cell>
          <table:table-cell table:number-columns-repeated="101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peat and Missing Number Array</text:p>
          </table:table-cell>
          <table:table-cell table:style-name="ce6" office:value-type="string" calcext:value-type="string">
            <text:p><text:a xlink:href="https://www.interviewbit.com/problems/repeat-and-missing-number-array/" xlink:type="simple">InterviewBit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/>
          <table:table-cell office:value-type="string" calcext:value-type="string">
            <text:p>make math equations using sum of natural num, sum of sq of natural num</text:p>
          </table:table-cell>
          <table:table-cell table:number-columns-repeated="101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Kth-Largest Element in an Array</text:p>
          </table:table-cell>
          <table:table-cell office:value-type="string" calcext:value-type="string">
            <text:p><text:a xlink:href="https://leetcode.com/problems/kth-largest-element-in-an-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sorting solution is best, but should use quickselect algo. Use lomuto partition with last idx as pivot and decrease search space accordingly</text:p>
          </table:table-cell>
          <table:table-cell table:number-columns-repeated="1016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Trapping Rain Water</text:p>
          </table:table-cell>
          <table:table-cell office:value-type="string" calcext:value-type="string">
            <text:p><text:a xlink:href="https://leetcode.com/problems/trapping-rain-water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water stored at a particular idx by seeing its left_max and right_max, 2ptr approach</text:p>
          </table:table-cell>
          <table:table-cell table:number-columns-repeated="101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Product of Array Except Self</text:p>
          </table:table-cell>
          <table:table-cell office:value-type="string" calcext:value-type="string">
            <text:p><text:a xlink:href="https://leetcode.com/problems/product-of-array-except-self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product as left prefix product and right prefix product, try calculating them for each index</text:p>
          </table:table-cell>
          <table:table-cell table:number-columns-repeated="101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aximum Product Subarray</text:p>
          </table:table-cell>
          <table:table-cell office:value-type="string" calcext:value-type="string">
            <text:p><text:a xlink:href="https://leetcode.com/problems/maximum-product-subarray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think of cases all +ve, even -ve, odd -ve. In case of odd -ve, calculate products for left part and right part of array on either side of negative</text:p>
          </table:table-cell>
          <table:table-cell table:number-columns-repeated="101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Find Minimum in Rotated Sorted Array</text:p>
          </table:table-cell>
          <table:table-cell office:value-type="string" calcext:value-type="string">
            <text:p><text:a xlink:href="https://leetcode.com/problems/find-minimum-in-rotated-sorted-array/description/" xlink:type="simple">LeetCode</text:a></text:p>
          </table:table-cell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✅️</text:p>
          </table:table-cell>
          <table:table-cell office:value-type="string" calcext:value-type="string">
            <text:p>⭐️</text:p>
          </table:table-cell>
          <table:table-cell office:value-type="string" calcext:value-type="string">
            <text:p>binary search, find which part of array is sorted</text:p>
          </table:table-cell>
          <table:table-cell table:number-columns-repeated="101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Find Pair with Sum in Sorted &amp; Rotated Array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3Su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ontainer With Most Wat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iven Sum Pai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th - Smallest Element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erge Overlapping Interval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Find Minimum Number of Merge Operations to Make an Array Palindrome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Given an Array of Numbers Arrange the Numbers to Form the Biggest Number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ace Optimization Using Bit Manipulations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MEDIUM</text:p>
          </table:table-cell>
          <table:table-cell table:number-columns-repeated="1019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Subarray Sum Divisible K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Print all Possible Combinations of r Elements in a Given Array of Size n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Mo's Algorithm</text:p>
          </table:table-cell>
          <table:table-cell/>
          <table:table-cell office:value-type="string" calcext:value-type="string">
            <text:p>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Valid Palindrom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Valid Anagram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Valid parenthes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Remove Consecutive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Longest Common Pre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onvert a Sentence into its Equivalent Mobile Numeric Keypad Sequence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Print all the Duplicates in the Input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Longest Substring without Repeating Character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Longest Repeating Character Replacement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Group Anagram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Longest Palindromic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Palindromic Substring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Next Permut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Count Palindromic Subsequences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Smallest Window in a String Containing all the Characters of Another 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Wildcard String Mat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Longest Prefix Suffix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abin-Karp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Transform One String to Another using Minimum Number of Given Operation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Minimum Window Substr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Boyer Moore Algorithm for Pattern Searching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Word Wrap</text:p>
          </table:table-cell>
          <table:table-cell/>
          <table:table-cell office:value-type="string" calcext:value-type="string">
            <text:p>STRING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Zigzag (or diagonal) Traversal of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et Matrix Zeroe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piral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Rotate Image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Word Search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Find the Number of Islands | Set 1 (Using DFS)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Given a Matrix of ‘O’ and ‘X’, Replace ‘O’ with ‘X’ if Surrounded by ‘X’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Find a Common Element in all Rows of a Given Row-Wise Sorted Matri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Create a Matrix with Alternating Rectangles of O and X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Maximum Size Rectangle of all 1s</text:p>
          </table:table-cell>
          <table:table-cell/>
          <table:table-cell office:value-type="string" calcext:value-type="string">
            <text:p>2D ARRAYS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Permute Two Arrays such that Sum of Every Pair is Greater or Equal to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counting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find common elements three sorted array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earching in an array where adjacent differ by at most k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ceiling in a sorted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Piar with given differen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majority elemen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6" calcext:value-type="float">
            <text:p>66</text:p>
          </table:table-cell>
          <table:table-cell office:value-type="string" calcext:value-type="string">
            <text:p>count triplets with sum smaller that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Maximum Sum Subsequence with no adjacent element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Merge Sorted Arrays using O(1)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Inversion of Array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Find Duplicates in O(n) Time and O(1) Extra Spac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Radix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Product of Array except itself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Make all Array Elements Equal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Check if Reversing a Sub Array Make the Array Sorted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Find Four Elements that Sum to a Given Valu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Median of Two Sorted Array with Different Size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Median of Stream of Integers Running Integer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Print Subarrays with 0 Sum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Aggressive Cow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Allocate Minimum number of Pages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Minimum Swaps to Sort</text:p>
          </table:table-cell>
          <table:table-cell/>
          <table:table-cell office:value-type="string" calcext:value-type="string">
            <text:p>SEARCHING &amp; SORT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Backtracking Set 2 Rat in a Maz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string" calcext:value-type="string">
            <text:p>Combination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Crossword-Puzz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string" calcext:value-type="string">
            <text:p>Longest Possible Route in a Matrix with Hurd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string" calcext:value-type="string">
            <text:p>Printing all solutions in N-Queen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string" calcext:value-type="string">
            <text:p>Solve the Sudoku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string" calcext:value-type="string">
            <text:p>Partition Equal Subset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string" calcext:value-type="string">
            <text:p>M Coloring Proble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string" calcext:value-type="string">
            <text:p>Knight Tou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string" calcext:value-type="string">
            <text:p>Soduko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string" calcext:value-type="string">
            <text:p>Remove Invalid Parenthes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string" calcext:value-type="string">
            <text:p>Word Break Problem using Backtrack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string" calcext:value-type="string">
            <text:p>Print all Palindromic Partitions of a String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string" calcext:value-type="string">
            <text:p>Find Shortest Safe Route in a Path with Landmin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string" calcext:value-type="string">
            <text:p>Partition of Set into K Subsets with Equal Sum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string" calcext:value-type="string">
            <text:p>Backtracking set-7 hamiltonian cycle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string" calcext:value-type="string">
            <text:p>tug-of-war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Maximum Possible Number by doing at most K swap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string" calcext:value-type="string">
            <text:p>Backtracking set-8 solving cryptarithmetic puzzles</text:p>
          </table:table-cell>
          <table:table-cell/>
          <table:table-cell office:value-type="string" calcext:value-type="string">
            <text:p>BACKTRACKING</text:p>
          </table:table-cell>
          <table:table-cell office:value-type="string" calcext:value-type="string">
            <text:p>HARD</text:p>
          </table:table-cell>
          <table:table-cell table:number-columns-repeated="101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1T15:02:26.728180757</dc:date>
    <meta:editing-duration>P1DT19H46M8S</meta:editing-duration>
    <meta:editing-cycles>23</meta:editing-cycles>
    <meta:generator>LibreOffice/7.3.7.2$Linux_X86_64 LibreOffice_project/30$Build-2</meta:generator>
    <meta:document-statistic meta:table-count="1" meta:cell-count="455" meta:object-count="0"/>
  </office:meta>
</office:document-meta>
</file>